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15.878cm" svg:y="0.977cm">
            <draw:object draw:notify-on-update-of-ranges="Лист1.C2:Лист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5.749cm" svg:y="11.129cm">
            <draw:object draw:notify-on-update-of-ranges="Лист1.D2:Лист1.D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/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Ускорение</text:p>
          </table:table-cell>
          <table:table-cell office:value-type="string" calcext:value-type="string">
            <text:p>Эффективност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9045" calcext:value-type="float">
            <text:p>0,399045</text:p>
          </table:table-cell>
          <table:table-cell table:formula="of:=[.$B$2]/[.B2]" office:value-type="float" office:value="1" calcext:value-type="float">
            <text:p>1</text:p>
          </table:table-cell>
          <table:table-cell table:formula="of:=[.C2]/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1059" calcext:value-type="float">
            <text:p>0,211059</text:p>
          </table:table-cell>
          <table:table-cell table:formula="of:=[.$B$2]/[.B3]" office:value-type="float" office:value="1.89067985729109" calcext:value-type="float">
            <text:p>1,89067985729109</text:p>
          </table:table-cell>
          <table:table-cell table:formula="of:=[.C3]/[.A3]" office:value-type="float" office:value="0.945339928645545" calcext:value-type="float">
            <text:p>0,945339928645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8568" calcext:value-type="float">
            <text:p>0,148568</text:p>
          </table:table-cell>
          <table:table-cell table:formula="of:=[.$B$2]/[.B4]" office:value-type="float" office:value="2.68594179096441" calcext:value-type="float">
            <text:p>2,68594179096441</text:p>
          </table:table-cell>
          <table:table-cell table:formula="of:=[.C4]/[.A4]" office:value-type="float" office:value="0.895313930321469" calcext:value-type="float">
            <text:p>0,895313930321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3541" calcext:value-type="float">
            <text:p>0,123541</text:p>
          </table:table-cell>
          <table:table-cell table:formula="of:=[.$B$2]/[.B5]" office:value-type="float" office:value="3.23006127520418" calcext:value-type="float">
            <text:p>3,23006127520418</text:p>
          </table:table-cell>
          <table:table-cell table:formula="of:=[.C5]/[.A5]" office:value-type="float" office:value="0.807515318801046" calcext:value-type="float">
            <text:p>0,807515318801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5764" calcext:value-type="float">
            <text:p>0,135764</text:p>
          </table:table-cell>
          <table:table-cell table:formula="of:=[.$B$2]/[.B6]" office:value-type="float" office:value="2.93925488347426" calcext:value-type="float">
            <text:p>2,93925488347426</text:p>
          </table:table-cell>
          <table:table-cell table:formula="of:=[.C6]/[.A6]" office:value-type="float" office:value="0.587850976694853" calcext:value-type="float">
            <text:p>0,5878509766948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9303" calcext:value-type="float">
            <text:p>0,129303</text:p>
          </table:table-cell>
          <table:table-cell table:formula="of:=[.$B$2]/[.B7]" office:value-type="float" office:value="3.08612329180297" calcext:value-type="float">
            <text:p>3,08612329180297</text:p>
          </table:table-cell>
          <table:table-cell table:formula="of:=[.C7]/[.A7]" office:value-type="float" office:value="0.514353881967162" calcext:value-type="float">
            <text:p>0,514353881967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6001" calcext:value-type="float">
            <text:p>0,116001</text:p>
          </table:table-cell>
          <table:table-cell table:formula="of:=[.$B$2]/[.B8]" office:value-type="float" office:value="3.44001344815993" calcext:value-type="float">
            <text:p>3,44001344815993</text:p>
          </table:table-cell>
          <table:table-cell table:formula="of:=[.C8]/[.A8]" office:value-type="float" office:value="0.491430492594276" calcext:value-type="float">
            <text:p>0,4914304925942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04805" calcext:value-type="float">
            <text:p>0,104805</text:p>
          </table:table-cell>
          <table:table-cell table:formula="of:=[.$B$2]/[.B9]" office:value-type="float" office:value="3.80749964219264" calcext:value-type="float">
            <text:p>3,80749964219264</text:p>
          </table:table-cell>
          <table:table-cell table:formula="of:=[.C9]/[.A9]" office:value-type="float" office:value="0.47593745527408" calcext:value-type="float">
            <text:p>0,47593745527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5522" calcext:value-type="float">
            <text:p>0,095522</text:p>
          </table:table-cell>
          <table:table-cell table:formula="of:=[.$B$2]/[.B10]" office:value-type="float" office:value="4.17751931492222" calcext:value-type="float">
            <text:p>4,17751931492222</text:p>
          </table:table-cell>
          <table:table-cell table:formula="of:=[.C10]/[.A10]" office:value-type="float" office:value="0.464168812769135" calcext:value-type="float">
            <text:p>0,464168812769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8251" calcext:value-type="float">
            <text:p>0,098251</text:p>
          </table:table-cell>
          <table:table-cell table:formula="of:=[.$B$2]/[.B11]" office:value-type="float" office:value="4.06148537928367" calcext:value-type="float">
            <text:p>4,06148537928367</text:p>
          </table:table-cell>
          <table:table-cell table:formula="of:=[.C11]/[.A11]" office:value-type="float" office:value="0.406148537928367" calcext:value-type="float">
            <text:p>0,4061485379283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6942" calcext:value-type="float">
            <text:p>0,086942</text:p>
          </table:table-cell>
          <table:table-cell table:formula="of:=[.$B$2]/[.B12]" office:value-type="float" office:value="4.58978399392699" calcext:value-type="float">
            <text:p>4,58978399392699</text:p>
          </table:table-cell>
          <table:table-cell table:formula="of:=[.C12]/[.A12]" office:value-type="float" office:value="0.417253090356999" calcext:value-type="float">
            <text:p>0,417253090356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6043" calcext:value-type="float">
            <text:p>0,086043</text:p>
          </table:table-cell>
          <table:table-cell table:formula="of:=[.$B$2]/[.B13]" office:value-type="float" office:value="4.63773926989993" calcext:value-type="float">
            <text:p>4,63773926989993</text:p>
          </table:table-cell>
          <table:table-cell table:formula="of:=[.C13]/[.A13]" office:value-type="float" office:value="0.386478272491661" calcext:value-type="float">
            <text:p>0,3864782724916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7291" calcext:value-type="float">
            <text:p>0,087291</text:p>
          </table:table-cell>
          <table:table-cell table:formula="of:=[.$B$2]/[.B14]" office:value-type="float" office:value="4.57143348111489" calcext:value-type="float">
            <text:p>4,57143348111489</text:p>
          </table:table-cell>
          <table:table-cell table:formula="of:=[.C14]/[.A14]" office:value-type="float" office:value="0.35164872931653" calcext:value-type="float">
            <text:p>0,351648729316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969" calcext:value-type="float">
            <text:p>0,08969</text:p>
          </table:table-cell>
          <table:table-cell table:formula="of:=[.$B$2]/[.B15]" office:value-type="float" office:value="4.44915821161779" calcext:value-type="float">
            <text:p>4,44915821161779</text:p>
          </table:table-cell>
          <table:table-cell table:formula="of:=[.C15]/[.A15]" office:value-type="float" office:value="0.317797015115557" calcext:value-type="float">
            <text:p>0,3177970151155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6768" calcext:value-type="float">
            <text:p>0,086768</text:p>
          </table:table-cell>
          <table:table-cell table:formula="of:=[.$B$2]/[.B16]" office:value-type="float" office:value="4.59898810621427" calcext:value-type="float">
            <text:p>4,59898810621427</text:p>
          </table:table-cell>
          <table:table-cell table:formula="of:=[.C16]/[.A16]" office:value-type="float" office:value="0.306599207080952" calcext:value-type="float">
            <text:p>0,3065992070809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1246" calcext:value-type="float">
            <text:p>0,081246</text:p>
          </table:table-cell>
          <table:table-cell table:formula="of:=[.$B$2]/[.B17]" office:value-type="float" office:value="4.9115648770401" calcext:value-type="float">
            <text:p>4,9115648770401</text:p>
          </table:table-cell>
          <table:table-cell table:formula="of:=[.C17]/[.A17]" office:value-type="float" office:value="0.306972804815006" calcext:value-type="float">
            <text:p>0,306972804815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3882" calcext:value-type="float">
            <text:p>0,083882</text:p>
          </table:table-cell>
          <table:table-cell table:formula="of:=[.$B$2]/[.B18]" office:value-type="float" office:value="4.75721847357002" calcext:value-type="float">
            <text:p>4,75721847357002</text:p>
          </table:table-cell>
          <table:table-cell table:formula="of:=[.C18]/[.A18]" office:value-type="float" office:value="0.279836380798236" calcext:value-type="float">
            <text:p>0,2798363807982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7827" calcext:value-type="float">
            <text:p>0,087827</text:p>
          </table:table-cell>
          <table:table-cell table:formula="of:=[.$B$2]/[.B19]" office:value-type="float" office:value="4.54353444840425" calcext:value-type="float">
            <text:p>4,54353444840425</text:p>
          </table:table-cell>
          <table:table-cell table:formula="of:=[.C19]/[.A19]" office:value-type="float" office:value="0.252418580466903" calcext:value-type="float">
            <text:p>0,2524185804669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2955" calcext:value-type="float">
            <text:p>0,082955</text:p>
          </table:table-cell>
          <table:table-cell table:formula="of:=[.$B$2]/[.B20]" office:value-type="float" office:value="4.81037912121029" calcext:value-type="float">
            <text:p>4,81037912121029</text:p>
          </table:table-cell>
          <table:table-cell table:formula="of:=[.C20]/[.A20]" office:value-type="float" office:value="0.253177848484752" calcext:value-type="float">
            <text:p>0,2531778484847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2744" calcext:value-type="float">
            <text:p>0,082744</text:p>
          </table:table-cell>
          <table:table-cell table:formula="of:=[.$B$2]/[.B21]" office:value-type="float" office:value="4.8226457507493" calcext:value-type="float">
            <text:p>4,8226457507493</text:p>
          </table:table-cell>
          <table:table-cell table:formula="of:=[.C21]/[.A21]" office:value-type="float" office:value="0.241132287537465" calcext:value-type="float">
            <text:p>0,241132287537465</text:p>
          </table:table-cell>
        </table:table-row>
      </table:table>
      <table:table table:name="Лист2" table:style-name="ta1">
        <table:shapes>
          <draw:frame draw:z-index="0" draw:style-name="gr1" draw:text-style-name="P1" svg:width="15.997cm" svg:height="9.004cm" svg:x="15.777cm" svg:y="0.079cm">
            <draw:object draw:notify-on-update-of-ranges="Лист2.C2:Лист2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9.004cm" svg:x="15.64cm" svg:y="9.642cm">
            <draw:object draw:notify-on-update-of-ranges="Лист2.D2:Лист2.D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/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Ускорение</text:p>
          </table:table-cell>
          <table:table-cell office:value-type="string" calcext:value-type="string">
            <text:p>Эффективност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72679" calcext:value-type="float">
            <text:p>3,372679</text:p>
          </table:table-cell>
          <table:table-cell table:formula="of:=[.$B$2]/[.B2]" office:value-type="float" office:value="1" calcext:value-type="float">
            <text:p>1</text:p>
          </table:table-cell>
          <table:table-cell table:formula="of:=[.C2]/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27446" calcext:value-type="float">
            <text:p>2,227446</text:p>
          </table:table-cell>
          <table:table-cell table:formula="of:=[.$B$2]/[.B3]" office:value-type="float" office:value="1.51414624641854" calcext:value-type="float">
            <text:p>1,51414624641854</text:p>
          </table:table-cell>
          <table:table-cell table:formula="of:=[.C3]/[.A3]" office:value-type="float" office:value="0.757073123209272" calcext:value-type="float">
            <text:p>0,757073123209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50654" calcext:value-type="float">
            <text:p>1,550654</text:p>
          </table:table-cell>
          <table:table-cell table:formula="of:=[.$B$2]/[.B4]" office:value-type="float" office:value="2.17500422402419" calcext:value-type="float">
            <text:p>2,17500422402419</text:p>
          </table:table-cell>
          <table:table-cell table:formula="of:=[.C4]/[.A4]" office:value-type="float" office:value="0.725001408008062" calcext:value-type="float">
            <text:p>0,7250014080080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27894" calcext:value-type="float">
            <text:p>1,527894</text:p>
          </table:table-cell>
          <table:table-cell table:formula="of:=[.$B$2]/[.B5]" office:value-type="float" office:value="2.20740378586473" calcext:value-type="float">
            <text:p>2,20740378586473</text:p>
          </table:table-cell>
          <table:table-cell table:formula="of:=[.C5]/[.A5]" office:value-type="float" office:value="0.551850946466182" calcext:value-type="float">
            <text:p>0,551850946466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95209" calcext:value-type="float">
            <text:p>1,995209</text:p>
          </table:table-cell>
          <table:table-cell table:formula="of:=[.$B$2]/[.B6]" office:value-type="float" office:value="1.69038882643372" calcext:value-type="float">
            <text:p>1,69038882643372</text:p>
          </table:table-cell>
          <table:table-cell table:formula="of:=[.C6]/[.A6]" office:value-type="float" office:value="0.338077765286744" calcext:value-type="float">
            <text:p>0,338077765286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288" calcext:value-type="float">
            <text:p>2,3288</text:p>
          </table:table-cell>
          <table:table-cell table:formula="of:=[.$B$2]/[.B7]" office:value-type="float" office:value="1.44824759532807" calcext:value-type="float">
            <text:p>1,44824759532807</text:p>
          </table:table-cell>
          <table:table-cell table:formula="of:=[.C7]/[.A7]" office:value-type="float" office:value="0.241374599221344" calcext:value-type="float">
            <text:p>0,241374599221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42282" calcext:value-type="float">
            <text:p>2,242282</text:p>
          </table:table-cell>
          <table:table-cell table:formula="of:=[.$B$2]/[.B8]" office:value-type="float" office:value="1.50412793752079" calcext:value-type="float">
            <text:p>1,50412793752079</text:p>
          </table:table-cell>
          <table:table-cell table:formula="of:=[.C8]/[.A8]" office:value-type="float" office:value="0.214875419645828" calcext:value-type="float">
            <text:p>0,214875419645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57827" calcext:value-type="float">
            <text:p>2,057827</text:p>
          </table:table-cell>
          <table:table-cell table:formula="of:=[.$B$2]/[.B9]" office:value-type="float" office:value="1.63895167086446" calcext:value-type="float">
            <text:p>1,63895167086446</text:p>
          </table:table-cell>
          <table:table-cell table:formula="of:=[.C9]/[.A9]" office:value-type="float" office:value="0.204868958858058" calcext:value-type="float">
            <text:p>0,2048689588580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55286" calcext:value-type="float">
            <text:p>2,255286</text:p>
          </table:table-cell>
          <table:table-cell table:formula="of:=[.$B$2]/[.B10]" office:value-type="float" office:value="1.49545512187811" calcext:value-type="float">
            <text:p>1,49545512187811</text:p>
          </table:table-cell>
          <table:table-cell table:formula="of:=[.C10]/[.A10]" office:value-type="float" office:value="0.166161680208679" calcext:value-type="float">
            <text:p>0,1661616802086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38542" calcext:value-type="float">
            <text:p>2,338542</text:p>
          </table:table-cell>
          <table:table-cell table:formula="of:=[.$B$2]/[.B11]" office:value-type="float" office:value="1.44221442249059" calcext:value-type="float">
            <text:p>1,44221442249059</text:p>
          </table:table-cell>
          <table:table-cell table:formula="of:=[.C11]/[.A11]" office:value-type="float" office:value="0.144221442249059" calcext:value-type="float">
            <text:p>0,1442214422490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676173" calcext:value-type="float">
            <text:p>2,676173</text:p>
          </table:table-cell>
          <table:table-cell table:formula="of:=[.$B$2]/[.B12]" office:value-type="float" office:value="1.26026194868568" calcext:value-type="float">
            <text:p>1,26026194868568</text:p>
          </table:table-cell>
          <table:table-cell table:formula="of:=[.C12]/[.A12]" office:value-type="float" office:value="0.114569268062334" calcext:value-type="float">
            <text:p>0,1145692680623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55798" calcext:value-type="float">
            <text:p>2,655798</text:p>
          </table:table-cell>
          <table:table-cell table:formula="of:=[.$B$2]/[.B13]" office:value-type="float" office:value="1.26993054441641" calcext:value-type="float">
            <text:p>1,26993054441641</text:p>
          </table:table-cell>
          <table:table-cell table:formula="of:=[.C13]/[.A13]" office:value-type="float" office:value="0.105827545368034" calcext:value-type="float">
            <text:p>0,1058275453680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88873" calcext:value-type="float">
            <text:p>2,88873</text:p>
          </table:table-cell>
          <table:table-cell table:formula="of:=[.$B$2]/[.B14]" office:value-type="float" office:value="1.16753002184351" calcext:value-type="float">
            <text:p>1,16753002184351</text:p>
          </table:table-cell>
          <table:table-cell table:formula="of:=[.C14]/[.A14]" office:value-type="float" office:value="0.0898100016802699" calcext:value-type="float">
            <text:p>0,08981000168026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15331" calcext:value-type="float">
            <text:p>4,715331</text:p>
          </table:table-cell>
          <table:table-cell table:formula="of:=[.$B$2]/[.B15]" office:value-type="float" office:value="0.715258165333462" calcext:value-type="float">
            <text:p>0,715258165333462</text:p>
          </table:table-cell>
          <table:table-cell table:formula="of:=[.C15]/[.A15]" office:value-type="float" office:value="0.0510898689523902" calcext:value-type="float">
            <text:p>0,0510898689523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2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2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13:30:34.201936806</meta:creation-date>
    <dc:date>2023-12-27T18:01:10.709864224</dc:date>
    <meta:editing-duration>PT3H36M46S</meta:editing-duration>
    <meta:editing-cycles>3</meta:editing-cycles>
    <meta:generator>LibreOffice/7.6.4.1$Linux_X86_64 LibreOffice_project/60$Build-1</meta:generator>
    <meta:document-statistic meta:table-count="2" meta:cell-count="142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Лист1.C2:Лист1.C21" svg:x="1.331cm" svg:y="0.18cm" svg:width="11.312cm" svg:height="7.659cm">
          <chart:coordinate-region svg:x="1.767cm" svg:y="0.379cm" svg:width="10.69cm" svg:height="6.813cm"/>
          <chart:axis chart:dimension="x" chart:name="primary-x" chart:style-name="ch4">
            <chart:title svg:x="6.401cm" svg:y="8.019cm" chart:style-name="ch5">
              <text:p>Потоки</text:p>
            </chart:title>
          </chart:axis>
          <chart:axis chart:dimension="y" chart:name="primary-y" chart:style-name="ch4">
            <chart:title svg:x="0.451cm" svg:y="4.873cm" chart:style-name="ch6">
              <text:p>Ускорение</text:p>
            </chart:title>
            <chart:grid chart:style-name="ch7" chart:class="major"/>
          </chart:axis>
          <chart:series chart:style-name="ch8" chart:values-cell-range-address="Лист1.C2:Лист1.C2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C2:Лист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9067985729109">
                <text:p>1.89067985729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8594179096441">
                <text:p>2.68594179096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3006127520418">
                <text:p>3.23006127520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3925488347426">
                <text:p>2.93925488347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8612329180297">
                <text:p>3.08612329180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4001344815993">
                <text:p>3.44001344815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0749964219264">
                <text:p>3.80749964219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7751931492222">
                <text:p>4.1775193149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6148537928367">
                <text:p>4.06148537928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8978399392699">
                <text:p>4.58978399392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3773926989993">
                <text:p>4.63773926989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7143348111489">
                <text:p>4.57143348111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4915821161779">
                <text:p>4.44915821161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9898810621427">
                <text:p>4.59898810621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115648770401">
                <text:p>4.9115648770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5721847357002">
                <text:p>4.75721847357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4353444840425">
                <text:p>4.54353444840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1037912121029">
                <text:p>4.81037912121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226457507493">
                <text:p>4.8226457507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961cm" svg:y="4.204cm" style:legend-expansion="high" chart:style-name="ch2"/>
        <chart:plot-area chart:style-name="ch3" table:cell-range-address="Лист1.D2:Лист1.D21" svg:x="1.33cm" svg:y="0.18cm" svg:width="11.312cm" svg:height="7.665cm">
          <chart:coordinate-region svg:x="2.057cm" svg:y="0.38cm" svg:width="10.398cm" svg:height="6.818cm"/>
          <chart:axis chart:dimension="x" chart:name="primary-x" chart:style-name="ch4">
            <chart:title svg:x="6.4cm" svg:y="8.025cm" chart:style-name="ch5">
              <text:p>Потоки</text:p>
            </chart:title>
          </chart:axis>
          <chart:axis chart:dimension="y" chart:name="primary-y" chart:style-name="ch4">
            <chart:title svg:x="0.451cm" svg:y="5.26cm" chart:style-name="ch6">
              <text:p>Эффективность</text:p>
            </chart:title>
            <chart:grid chart:style-name="ch7" chart:class="major"/>
          </chart:axis>
          <chart:series chart:style-name="ch8" chart:values-cell-range-address="Лист1.D2:Лист1.D2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D2:Лист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5339928645545">
                <text:p>0.945339928645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5313930321469">
                <text:p>0.895313930321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7515318801046">
                <text:p>0.807515318801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850976694853">
                <text:p>0.587850976694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4353881967162">
                <text:p>0.514353881967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1430492594276">
                <text:p>0.491430492594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593745527408">
                <text:p>0.47593745527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4168812769135">
                <text:p>0.464168812769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6148537928367">
                <text:p>0.406148537928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7253090356999">
                <text:p>0.417253090356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6478272491661">
                <text:p>0.386478272491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164872931653">
                <text:p>0.35164872931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7797015115557">
                <text:p>0.3177970151155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6599207080952">
                <text:p>0.3065992070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6972804815006">
                <text:p>0.306972804815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9836380798236">
                <text:p>0.279836380798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2418580466903">
                <text:p>0.252418580466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3177848484752">
                <text:p>0.253177848484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1132287537465">
                <text:p>0.2411322875374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961cm" svg:y="4.203cm" style:legend-expansion="high" chart:style-name="ch2"/>
        <chart:plot-area chart:style-name="ch3" table:cell-range-address="Лист2.C2:Лист2.C15" svg:x="1.33cm" svg:y="0.18cm" svg:width="11.312cm" svg:height="7.664cm">
          <chart:coordinate-region svg:x="2.057cm" svg:y="0.379cm" svg:width="10.398cm" svg:height="6.818cm"/>
          <chart:axis chart:dimension="x" chart:name="primary-x" chart:style-name="ch4">
            <chart:title svg:x="6.4cm" svg:y="8.024cm" chart:style-name="ch5">
              <text:p>Потоки</text:p>
            </chart:title>
          </chart:axis>
          <chart:axis chart:dimension="y" chart:name="primary-y" chart:style-name="ch4">
            <chart:title svg:x="0.451cm" svg:y="4.876cm" chart:style-name="ch6">
              <text:p>Ускорение</text:p>
            </chart:title>
            <chart:grid chart:style-name="ch7" chart:class="major"/>
          </chart:axis>
          <chart:series chart:style-name="ch8" chart:values-cell-range-address="Лист2.C2:Лист2.C15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2.C2:Лист2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1414624641854">
                <text:p>1.51414624641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7500422402419">
                <text:p>2.17500422402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0740378586473">
                <text:p>2.20740378586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9038882643372">
                <text:p>1.69038882643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4824759532807">
                <text:p>1.448247595328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0412793752079">
                <text:p>1.50412793752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3895167086446">
                <text:p>1.63895167086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9545512187811">
                <text:p>1.49545512187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4221442249059">
                <text:p>1.44221442249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6026194868568">
                <text:p>1.260261948685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6993054441641">
                <text:p>1.26993054441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6753002184351">
                <text:p>1.16753002184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5258165333462">
                <text:p>0.7152581653334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961cm" svg:y="4.203cm" style:legend-expansion="high" chart:style-name="ch2"/>
        <chart:plot-area chart:style-name="ch3" table:cell-range-address="Лист2.D2:Лист2.D15" svg:x="1.33cm" svg:y="0.18cm" svg:width="11.312cm" svg:height="7.664cm">
          <chart:coordinate-region svg:x="2.057cm" svg:y="0.38cm" svg:width="10.398cm" svg:height="6.817cm"/>
          <chart:axis chart:dimension="x" chart:name="primary-x" chart:style-name="ch4">
            <chart:title svg:x="6.4cm" svg:y="8.024cm" chart:style-name="ch5">
              <text:p>Потоки</text:p>
            </chart:title>
          </chart:axis>
          <chart:axis chart:dimension="y" chart:name="primary-y" chart:style-name="ch4">
            <chart:title svg:x="0.451cm" svg:y="5.26cm" chart:style-name="ch6">
              <text:p>Эффективность</text:p>
            </chart:title>
            <chart:grid chart:style-name="ch7" chart:class="major"/>
          </chart:axis>
          <chart:series chart:style-name="ch8" chart:values-cell-range-address="Лист2.D2:Лист2.D15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2.D2:Лист2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7073123209272">
                <text:p>0.757073123209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5001408008062">
                <text:p>0.725001408008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1850946466182">
                <text:p>0.551850946466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8077765286744">
                <text:p>0.338077765286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1374599221344">
                <text:p>0.241374599221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4875419645828">
                <text:p>0.214875419645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4868958858058">
                <text:p>0.204868958858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6161680208679">
                <text:p>0.166161680208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4221442249059">
                <text:p>0.144221442249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4569268062334">
                <text:p>0.114569268062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827545368034">
                <text:p>0.105827545368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98100016802699">
                <text:p>0.0898100016802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10898689523902">
                <text:p>0.05108986895239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